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15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1" style:family="table-cell" style:parent-style-name="Default" style:data-style-name="N0"/>
    <style:style style:name="ce8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5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5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8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daptar crud a base de datos usuario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reación clases chat, mensaje y contacto</text:p>
          </table:table-cell>
          <table:table-cell office:value-type="string" calcext:value-type="string">
            <text:p>DIEGO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rear código para leer fichero de configuració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4/60" office:value-type="float" office:value="0.4" calcext:value-type="float">
            <text:p>0,4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daptar código para que se emplee la IP privada</text:p>
          </table:table-cell>
          <table:table-cell office:value-type="string" calcext:value-type="string">
            <text:p>DAVID</text:p>
          </table:table-cell>
          <table:table-cell table:formula="of:=20/60" office:value-type="float" office:value="0.333333333333333" calcext:value-type="float">
            <text:p>0,33</text:p>
          </table:table-cell>
          <table:table-cell table:formula="of:=13/60" office:value-type="float" office:value="0.216666666666667" calcext:value-type="float">
            <text:p>0,22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nueva Demo</text:p>
          </table:table-cell>
          <table:table-cell office:value-type="string" calcext:value-type="string">
            <text:p>DAVID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12/60" office:value-type="float" office:value="0.2" calcext:value-type="float">
            <text:p>0,2</text:p>
          </table:table-cell>
          <table:table-cell office:value-type="string" calcext:value-type="string">
            <text:p>W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étodos para enviar y leer mensajes en cada chat</text:p>
          </table:table-cell>
          <table:table-cell office:value-type="string" calcext:value-type="string">
            <text:p>DAVID</text:p>
          </table:table-cell>
          <table:table-cell table:formula="of:=40/60" office:value-type="float" office:value="0.666666666666667" calcext:value-type="float">
            <text:p>0,67</text:p>
          </table:table-cell>
          <table:table-cell table:formula="of:=111/60" office:value-type="float" office:value="1.85" calcext:value-type="float">
            <text:p>1,8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ite de cifrado incluida con código para centralizar el cifrado/descifrado de mensajes</text:p>
          </table:table-cell>
          <table:table-cell office:value-type="string" calcext:value-type="string">
            <text:p>DAVID</text:p>
          </table:table-cell>
          <table:table-cell table:formula="of:=0.5" office:value-type="float" office:value="0.5" calcext:value-type="float">
            <text:p>0,50</text:p>
          </table:table-cell>
          <table:table-cell table:formula="of:=38/60" office:value-type="float" office:value="0.633333333333333" calcext:value-type="float">
            <text:p>0,6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guir con la crud de usuario (pasar test contacto)</text:p>
          </table:table-cell>
          <table:table-cell office:value-type="string" calcext:value-type="string">
            <text:p>PABL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6379"/>
        </table:table-row>
        <table:table-row table:style-name="ro2">
          <table:table-cell table:style-name="Default" office:value-type="string" calcext:value-type="string">
            <text:p>Refactorizar para usar cyphersuite y simplificar código</text:p>
          </table:table-cell>
          <table:table-cell table:style-name="Default" office:value-type="string" calcext:value-type="string">
            <text:p>DAVID</text:p>
          </table:table-cell>
          <table:table-cell table:style-name="Default" table:formula="of:=15/60" office:value-type="float" office:value="0.25" calcext:value-type="float">
            <text:p>0,25</text:p>
          </table:table-cell>
          <table:table-cell table:style-name="Default"/>
          <table:table-cell table:style-name="Default"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table:style-name="Default" office:value-type="string" calcext:value-type="string">
            <text:p>SUITE DE CIFRADO CON MÉTODOS PARA HASHES Y CLAVES</text:p>
          </table:table-cell>
          <table:table-cell table:style-name="Default" office:value-type="string" calcext:value-type="string">
            <text:p>DAVID</text:p>
          </table:table-cell>
          <table:table-cell table:number-columns-repeated="2"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13T13:18:36.073951029</dc:date>
    <meta:editing-cycles>35</meta:editing-cycles>
    <meta:editing-duration>PT9H57M2S</meta:editing-duration>
    <meta:document-statistic meta:table-count="1" meta:cell-count="169" meta:object-count="0"/>
  </office:meta>
</office:document-meta>
</file>